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Count distinct number of integers in an arr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draw:style-name="gr2" draw:text-style-name="P2" draw:layer="layout" svg:width="26.67cm" svg:height="10.795cm" svg:x="0.635cm" svg:y="2.54cm">
          <draw:text-box>
            <text:p><text:span text:style-name="T1">Write a function</text:span></text:p>
            <text:p><text:span text:style-name="T1"><text:s text:c="4"/></text:span><text:span text:style-name="T1">def solution(A)</text:span></text:p>
            <text:p/>
            <text:p><text:span text:style-name="T1">that, given an array A consisting of N integers, returns the number of distinct values in array A.</text:span></text:p>
            <text:p/>
            <text:p><text:span text:style-name="T1">For example, given array A consisting of six elements such that:</text:span></text:p>
            <text:p><text:span text:style-name="T1"><text:s/></text:span><text:span text:style-name="T1">A[0] = 2 <text:s text:c="3"/>A[1] = 1 <text:s text:c="3"/>A[2] = 1</text:span></text:p>
            <text:p><text:span text:style-name="T1"><text:s/></text:span><text:span text:style-name="T1">A[3] = 2 <text:s text:c="3"/>A[4] = 3 <text:s text:c="3"/>A[5] = 1</text:span></text:p>
            <text:p/>
            <text:p><text:span text:style-name="T1">the function should return 3, because there are 3 distinct values appearing in array A, namely 1, 2 and 3.</text:span></text:p>
            <text:p/>
            <text:p><text:span text:style-name="T1">Write an efficient algorithm for the following assumptions:</text:span></text:p>
            <text:p/>
            <text:p><text:span text:style-name="T1"><text:s text:c="8"/></text:span><text:span text:style-name="T1">N is an integer within the range [0..100,000];</text:span></text:p>
            <text:p><text:span text:style-name="T1"><text:s text:c="8"/></text:span><text:span text:style-name="T1">each element of array A is an integer within the range [−1,000,000..1,000,000]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olution (1) using set()</text:p>
          </draw:text-box>
        </draw:frame>
        <draw:frame draw:style-name="gr3" draw:text-style-name="P2" draw:layer="layout" svg:width="22.86cm" svg:height="8.89cm" svg:x="0.635cm" svg:y="2.54cm">
          <draw:text-box>
            <text:p>def solution(A):</text:p>
            <text:p/>
            <text:p><text:s text:c="4"/>s = set(A)</text:p>
            <text:p><text:s text:c="4"/>return len(s)</text:p>
            <text:p/>
            <text:p/>
            <text:p>Detected time complexity:</text:p>
            <text:p>O(N*log(N)) or O(N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est Cases</text:p>
          </draw:text-box>
        </draw:frame>
        <draw:frame draw:style-name="gr2" draw:text-style-name="P2" draw:layer="layout" svg:width="13.97cm" svg:height="11.571cm" svg:x="0cm" svg:y="2.099cm">
          <draw:text-box>
            <text:p><text:span text:style-name="T2">Correctness tests</text:span></text:p>
            <text:p><text:span text:style-name="T3"><text:line-break/></text:span><text:span text:style-name="T3">extreme_empty: empty sequence</text:span></text:p>
            <text:p/>
            <text:p><text:span text:style-name="T3">extreme_single: sequence of one element</text:span></text:p>
            <text:p/>
            <text:p><text:span text:style-name="T3">extreme_two_elems: sequence of three distinct elements</text:span></text:p>
            <text:p/>
            <text:p><text:span text:style-name="T3">extreme_one_value: sequence of 10 equal elements</text:span></text:p>
            <text:p/>
            <text:p><text:span text:style-name="T3">extreme_negative: sequence of negative elements, length=5</text:span></text:p>
            <text:p/>
            <text:p><text:span text:style-name="T3">extreme_big_values: sequence with big values, length=5</text:span></text:p>
            <text:p/>
            <text:p><text:span text:style-name="T3">Medium1: chaotic sequence of value sfrom [0..1K], length=100</text:span></text:p>
            <text:p/>
            <text:p><text:span text:style-name="T3">Medium2: chaotic sequence of value sfrom [0..1K], length=200</text:span></text:p>
            <text:p/>
            <text:p><text:span text:style-name="T3">Medium3: chaotic sequence of values from [0..10], length=200</text:span></text:p>
          </draw:text-box>
        </draw:frame>
        <draw:frame draw:style-name="gr4" draw:text-style-name="P2" draw:layer="layout" svg:width="10.16cm" svg:height="9.525cm" svg:x="14.605cm" svg:y="2.54cm">
          <draw:text-box>
            <text:p text:style-name="P3"><text:span text:style-name="T2">Performance tests</text:span></text:p>
            <text:p text:style-name="P3"><text:span text:style-name="T3"/></text:p>
            <text:p text:style-name="P3"><text:span text:style-name="T3">chaotic sequence of values from [0..100K], length=10K</text:span></text:p>
            <text:p text:style-name="P3"><text:span text:style-name="T3"/></text:p>
            <text:p text:style-name="P3"><text:span text:style-name="T3">large_random1</text:span></text:p>
            <text:p text:style-name="P3"><text:span text:style-name="T3">chaotic sequence of values from [-1M..1M], length=100K</text:span></text:p>
            <text:p text:style-name="P3"><text:span text:style-name="T3"/></text:p>
            <text:p text:style-name="P3"><text:span text:style-name="T3">large_random2</text:span></text:p>
            <text:p text:style-name="P3"><text:span text:style-name="T3">another chaotic sequence of values from [-1M..1M], length=100K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575cm" svg:x="0.67cm" svg:y="0.209cm" presentation:class="title" presentation:user-transformed="true">
          <draw:text-box>
            <text:p><text:span text:style-name="T4">Sol (2) using dict() and then keys().len()</text:span><text:span text:style-name="T4"><text:line-break/></text:span><text:span text:style-name="T4">Sol (3) without using set() or dict()</text:span></text:p>
          </draw:text-box>
        </draw:frame>
        <draw:frame draw:style-name="gr2" draw:text-style-name="P5" draw:layer="layout" svg:width="26.67cm" svg:height="10.91cm" svg:x="0.635cm" svg:y="2.54cm">
          <draw:text-box>
            <text:p text:style-name="P4"><text:span text:style-name="T5">In this slide we discuss “</text:span><text:span text:style-name="T1">Sol (3) without using set() or dict()”:</text:span></text:p>
            <text:p text:style-name="P4"><text:span text:style-name="T1">In this solution, we would use the sort() method of the array object.</text:span></text:p>
            <text:p text:style-name="P4"><text:span text:style-name="T1"/></text:p>
            <text:p text:style-name="P4"><text:span text:style-name="T1">def solution(A):</text:span></text:p>
            <text:p text:style-name="P4"><text:span text:style-name="T1"><text:s text:c="4"/></text:span><text:span text:style-name="T1">A.sort()</text:span></text:p>
            <text:p text:style-name="P4"><text:span text:style-name="T1"/></text:p>
            <text:p text:style-name="P4"><text:span text:style-name="T1"><text:s text:c="4"/></text:span><text:span text:style-name="T1">rtn = 1</text:span></text:p>
            <text:p text:style-name="P4"><text:span text:style-name="T1"/></text:p>
            <text:p text:style-name="P4"><text:span text:style-name="T1"><text:s text:c="4"/></text:span><text:span text:style-name="T1">if len(A) == 0:</text:span></text:p>
            <text:p text:style-name="P4"><text:span text:style-name="T1"><text:s text:c="8"/></text:span><text:span text:style-name="T1">return 0</text:span></text:p>
            <text:p text:style-name="P4"><text:span text:style-name="T1"><text:s text:c="4"/></text:span><text:span text:style-name="T1">else:</text:span></text:p>
            <text:p text:style-name="P4"><text:span text:style-name="T1"><text:s text:c="8"/></text:span><text:span text:style-name="T1">for i in range(1, len(A)):</text:span></text:p>
            <text:p text:style-name="P4"><text:span text:style-name="T1"><text:s text:c="12"/></text:span><text:span text:style-name="T1">if A[i] != A[i-1]:</text:span></text:p>
            <text:p text:style-name="P4"><text:span text:style-name="T1"><text:s text:c="16"/></text:span><text:span text:style-name="T1">rtn += 1</text:span></text:p>
            <text:p text:style-name="P4"><text:span text:style-name="T1"/></text:p>
            <text:p text:style-name="P4"><text:span text:style-name="T1"><text:s text:c="8"/></text:span><text:span text:style-name="T1">return rtn</text:span></text:p>
            <text:p text:style-name="P4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3:59:09.737096538</meta:creation-date>
    <meta:editing-duration>PT22M49S</meta:editing-duration>
    <meta:editing-cycles>8</meta:editing-cycles>
    <meta:generator>LibreOffice/7.6.3.2$Linux_X86_64 LibreOffice_project/29d686fea9f6705b262d369fede658f824154cc0</meta:generator>
    <dc:title>Blue Curve</dc:title>
    <dc:date>2024-01-25T14:22:01.152139168</dc:date>
    <meta:document-statistic meta:object-count="55"/>
  </office:meta>
</office:document-meta>
</file>